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Helvetica"/>
    </style:style>
    <style:style style:name="P2" style:family="paragraph" style:parent-style-name="Standard">
      <style:text-properties style:font-name="Helvetica" style:text-underline-style="solid" style:text-underline-width="auto" style:text-underline-color="font-color"/>
    </style:style>
    <style:style style:name="P3" style:family="paragraph" style:parent-style-name="Text_20_body">
      <style:text-properties style:font-name="Helvetica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section text:style-name="Sect1" text:name="Section1">
        <text:p text:style-name="P3">%#include AL/CCVD/protocoles/infoProtocole#%</text:p>
        <text:p text:style-name="P3">%#include AL/CCVD/protocoles/paiementDirect/infoProtocolePaiementDirect#%</text:p>
        <text:p text:style-name="P3"/>
      </text:section>
      <text:p text:style-name="P3">%#include AL/CCVD/protocoles/paiementDirect/paiementDirectListeDetaille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Helvetica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99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%#include AL_entete#%</text:p>
      </style:header>
      <style:footer>
        <text:p text:style-name="Footer"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0-07T14:18:54</meta:creation-date>
    <dc:creator>lga </dc:creator>
    <dc:date>2015-11-25T14:39:34.70</dc:date>
    <meta:editing-cycles>59</meta:editing-cycles>
    <meta:editing-duration>PT59M27S</meta:editing-duration>
    <meta:document-statistic meta:table-count="0" meta:image-count="0" meta:object-count="0" meta:page-count="1" meta:paragraph-count="5" meta:word-count="9" meta:character-count="216"/>
    <meta:user-defined meta:name="Info 1"/>
    <meta:user-defined meta:name="Info 2"/>
    <meta:user-defined meta:name="Info 3"/>
    <meta:user-defined meta:name="Info 4"/>
  </office:meta>
</office:document-meta>
</file>